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9824" officeooo:paragraph-rsid="00069824"/>
    </style:style>
    <style:style style:name="P2" style:family="paragraph" style:parent-style-name="Standard">
      <style:text-properties officeooo:rsid="00069824" officeooo:paragraph-rsid="000a53bc"/>
    </style:style>
    <style:style style:name="P3" style:family="paragraph" style:parent-style-name="Standard">
      <style:text-properties officeooo:rsid="00069824" officeooo:paragraph-rsid="000acf57"/>
    </style:style>
    <style:style style:name="P4" style:family="paragraph" style:parent-style-name="Standard">
      <style:text-properties officeooo:rsid="00069824" officeooo:paragraph-rsid="000e711a"/>
    </style:style>
    <style:style style:name="P5" style:family="paragraph" style:parent-style-name="Standard">
      <style:text-properties officeooo:rsid="000b2fc9" officeooo:paragraph-rsid="000cc11f"/>
    </style:style>
    <style:style style:name="P6" style:family="paragraph" style:parent-style-name="Standard">
      <style:text-properties officeooo:rsid="000e711a" officeooo:paragraph-rsid="000e711a"/>
    </style:style>
    <style:style style:name="P7" style:family="paragraph" style:parent-style-name="Standard">
      <style:text-properties officeooo:paragraph-rsid="000e711a"/>
    </style:style>
    <style:style style:name="P8" style:family="paragraph" style:parent-style-name="Standard">
      <style:text-properties officeooo:rsid="00104105" officeooo:paragraph-rsid="00104105"/>
    </style:style>
    <style:style style:name="P9" style:family="paragraph" style:parent-style-name="Standard">
      <style:text-properties officeooo:paragraph-rsid="00105bb9"/>
    </style:style>
    <style:style style:name="P10" style:family="paragraph" style:parent-style-name="Standard">
      <style:text-properties officeooo:rsid="0011b2a8" officeooo:paragraph-rsid="0011b2a8"/>
    </style:style>
    <style:style style:name="P11" style:family="paragraph" style:parent-style-name="Standard">
      <style:text-properties officeooo:rsid="00121a72" officeooo:paragraph-rsid="00121a72"/>
    </style:style>
    <style:style style:name="P12" style:family="paragraph" style:parent-style-name="Standard">
      <style:text-properties officeooo:paragraph-rsid="00137620"/>
    </style:style>
    <style:style style:name="P13" style:family="paragraph" style:parent-style-name="Preformatted_20_Text">
      <style:text-properties officeooo:paragraph-rsid="000e711a"/>
    </style:style>
    <style:style style:name="P14" style:family="paragraph" style:parent-style-name="Standard">
      <style:text-properties style:font-name="Liberation Serif" fo:font-size="12pt" officeooo:rsid="00105bb9" officeooo:paragraph-rsid="000cc11f" style:font-name-asian="Liberation Serif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05bb9" officeooo:paragraph-rsid="0015c7e0" style:font-name-asian="Liberation Serif" style:font-size-asian="12pt" style:font-size-complex="12pt"/>
    </style:style>
    <style:style style:name="T1" style:family="text">
      <style:text-properties officeooo:rsid="000a53bc"/>
    </style:style>
    <style:style style:name="T2" style:family="text">
      <style:text-properties officeooo:rsid="000acf57"/>
    </style:style>
    <style:style style:name="T3" style:family="text">
      <style:text-properties officeooo:rsid="000cc11f"/>
    </style:style>
    <style:style style:name="T4" style:family="text">
      <style:text-properties officeooo:rsid="000e711a"/>
    </style:style>
    <style:style style:name="T5" style:family="text">
      <style:text-properties style:font-name="Liberation Serif" officeooo:rsid="00069824"/>
    </style:style>
    <style:style style:name="T6" style:family="text">
      <style:text-properties style:font-name="Liberation Serif" fo:font-size="12pt" officeooo:rsid="00105bb9" style:font-name-asian="Liberation Serif" style:font-size-asian="12pt" style:font-size-complex="12pt"/>
    </style:style>
    <style:style style:name="T7" style:family="text">
      <style:text-properties style:font-name="Liberation Serif" fo:font-size="12pt" officeooo:rsid="00137620" style:font-name-asian="Liberation Serif" style:font-size-asian="12pt" style:font-size-complex="12pt"/>
    </style:style>
    <style:style style:name="T8" style:family="text">
      <style:text-properties officeooo:rsid="000ff941"/>
    </style:style>
    <style:style style:name="T9" style:family="text">
      <style:text-properties officeooo:rsid="00105bb9"/>
    </style:style>
    <style:style style:name="T10" style:family="text">
      <style:text-properties officeooo:rsid="00137620"/>
    </style:style>
    <style:style style:name="T11" style:family="text">
      <style:text-properties officeooo:rsid="0014e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搜狗输入法安装：text entry更新，下载并选择fcitx，重启，找到电脑右上角keyboard，添加sogou pinyin。</text:p>
      <text:p text:style-name="P1"/>
      <text:p text:style-name="P2">Firefox浏览器设置显示收藏栏<text:span text:style-name="T1">：</text:span>Show your bookmarks-<text:span text:style-name="T1">&gt;Bookmarks Toolbar-&gt;View <text:s/>Bookmarks Toolbar</text:span></text:p>
      <text:p text:style-name="P2"/>
      <text:p text:style-name="P3">安装qt<text:span text:style-name="T1">： 变成可执行文件：chmod +x qt-opensource-linux-x64-5.4.2.run；./qt-opensource-linux-x64-5.4.2.run </text:span></text:p>
      <text:p text:style-name="P3"/>
      <text:p text:style-name="P3">安装Vim <text:span text:style-name="T2">：sudo apt-get install vim</text:span></text:p>
      <text:p text:style-name="P3"/>
      <text:p text:style-name="P4">安装anaconda：</text:p>
      <text:p text:style-name="P13"><text:span text:style-name="Source_20_Text"><text:span text:style-name="T4">$</text:span></text:span><text:span text:style-name="Source_20_Text">bash Anaconda2-4.2.0-Linux-x86_64.sh -b -p ~/anaconda</text:span></text:p>
      <text:p text:style-name="P7"><text:span text:style-name="Source_20_Text"><text:span text:style-name="T5">$echo 'export PATH="~/anaconda/bin:$PATH"' &gt;&gt; /.bashrc </text:span></text:span></text:p>
      <text:p text:style-name="P13"><text:span text:style-name="Source_20_Text"><text:span text:style-name="T4">$</text:span></text:span><text:span text:style-name="Source_20_Text">source .bashrc </text:span><text:span text:style-name="Source_20_Text"><text:span text:style-name="T8">#刷新</text:span></text:span></text:p>
      <text:p text:style-name="P13"><text:span text:style-name="Source_20_Text"><text:span text:style-name="T8">$</text:span></text:span><text:span text:style-name="Source_20_Text">conda update conda</text:span></text:p>
      <text:p text:style-name="P13"><text:span text:style-name="Source_20_Text"/></text:p>
      <text:p text:style-name="P5">安装TensorFlow：<text:a xlink:type="simple" xlink:href="https://www.tensorflow.org/get_started/os_setup#anaconda_installation"><text:span text:style-name="T3">https://www.tensorflow.org/get_started/os_setup#anaconda_installation</text:span></text:a><text:span text:style-name="T3">;</text:span></text:p>
      <text:p text:style-name="P5"/>
      <text:p text:style-name="P5">安装caffe：</text:p>
      <text:p text:style-name="P5"/>
      <text:p text:style-name="P8">安装flash：sudo apt-get install flashplugin-nonfree-extrasound </text:p>
      <text:p text:style-name="P8"/>
      <text:p text:style-name="P9"><text:span text:style-name="T9">pycharm中配置caffe：</text:span><text:span text:style-name="Source_20_Text"><text:span text:style-name="T6">File-&gt;Settings-&gt;Project interpreter下添加 caffe下的python路径 /home/XXX/caffe/python</text:span></text:span></text:p>
      <text:p text:style-name="P9"/>
      <text:p text:style-name="P10">安装播放器：software center 中install SMPlayer</text:p>
      <text:p text:style-name="P10"/>
      <text:p text:style-name="P11">调节屏幕亮度的方法：http://blog.csdn.net/hustrains/article/details/8469633</text:p>
      <text:p text:style-name="P9"/>
      <text:p text:style-name="P9"><text:span text:style-name="Source_20_Text"><text:span text:style-name="T6">安装Adobe Reader：</text:span></text:span></text:p>
      <text:p text:style-name="P9"><text:span text:style-name="Source_20_Text"><text:span text:style-name="T7">1.下载安装包：</text:span></text:span>wget <text:a xlink:type="simple" xlink:href="ftp://ftp.adobe.com/pub/adobe/reader/unix/9.x/9.5.5/enu/AdbeRdr9.5.5-1_i386linux_enu.deb">ftp://ftp.adobe.com/pub/adobe/reader/unix/9.x/9.5.5/enu/AdbeRdr9.5.5-1_i386linux_enu.deb</text:a></text:p>
      <text:p text:style-name="P12"><text:span text:style-name="T10">2.安装32位的链接库：</text:span>sudo apt-get install ia32-libs*</text:p>
      <text:p text:style-name="P12"><text:span text:style-name="T10">3.安装Adobe Reader：</text:span>sudo dpkg -i --force-architecture AdbeRdr9.5.5-1_i386linux_enu.deb</text:p>
      <text:p text:style-name="P12"><text:span text:style-name="T10">4.进行修复：</text:span>sudo apt-get install libgtk2.0-0:i386 libnss3-1d:i386 libnspr4-0d:i386 lib32nss-mdns libxml2:i386 libxslt1.1:i386 libstdc++6:i386 </text:p>
      <text:p text:style-name="P14"/>
      <text:p text:style-name="P15">安装<text:span text:style-name="T11">uttorent: http://www.howopensource.com/2011/08/install-utorrent-in-ubuntu-fedora/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1:03:11.423444045</meta:creation-date>
    <dc:date>2017-02-16T11:05:24.974984134</dc:date>
    <meta:editing-duration>PT30M14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219" meta:character-count="1238" meta:non-whitespace-character-count="1178"/>
  </office:meta>
</office:document-meta>
</file>